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JetBrains Mono" svg:font-family="'JetBrains Mono', 'Source Code Variable', monospace, sans-serif"/>
    <style:font-face style:name="Maven Pro" svg:font-family="'Maven Pro'"/>
    <style:font-face style:name="Arial3" svg:font-family="Arial" style:font-family-generic="swiss"/>
    <style:font-face style:name="Alef" svg:font-family="Alef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officeooo:rsid="001da304" officeooo:paragraph-rsid="001da304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42464c" style:font-name="JetBrains Mono" fo:font-size="12pt" fo:letter-spacing="normal" fo:font-style="normal" fo:font-weight="normal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7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8" style:family="paragraph" style:parent-style-name="Heading_20_2"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7pt" fo:font-weight="bold" officeooo:paragraph-rsid="001f032d" style:font-size-asian="17pt" style:font-weight-asian="bold" style:font-size-complex="17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1" officeooo:paragraph-rsid="001da3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304" style:font-weight-asian="bold" style:font-weight-complex="bold"/>
    </style:style>
    <style:style style:name="T3" style:family="text">
      <style:text-properties fo:font-size="35pt" fo:font-weight="bold" style:font-size-asian="35pt" style:font-weight-asian="bold" style:font-size-complex="35pt" style:font-weight-complex="bold"/>
    </style:style>
    <style:style style:name="T4" style:family="text">
      <style:text-properties fo:font-size="35pt" fo:font-weight="bold" officeooo:rsid="001ecbea" style:font-size-asian="35pt" style:font-weight-asian="bold" style:font-size-complex="35pt" style:font-weight-complex="bold"/>
    </style:style>
    <style:style style:name="T5" style:family="text">
      <style:text-properties fo:font-size="35pt" fo:font-weight="bold" officeooo:rsid="001f032d" style:font-size-asian="35pt" style:font-weight-asian="bold" style:font-size-complex="35pt" style:font-weight-complex="bold"/>
    </style:style>
    <style:style style:name="T6" style:family="text">
      <style:text-properties fo:font-size="14pt" fo:font-weight="bold" officeooo:rsid="001da304" style:font-size-asian="14pt" style:font-weight-asian="bold" style:font-size-complex="14pt" style:font-weight-complex="bold"/>
    </style:style>
    <style:style style:name="T7" style:family="text">
      <style:text-properties fo:color="#42464c" fo:font-size="12pt"/>
    </style:style>
    <style:style style:name="T8" style:family="text">
      <style:text-properties fo:color="#42464c" fo:font-size="12pt" officeooo:rsid="001da304"/>
    </style:style>
    <style:style style:name="T9" style:family="text">
      <style:text-properties fo:color="#404040"/>
    </style:style>
    <style:style style:name="T10" style:family="text">
      <style:text-properties fo:color="#404040" style:font-name="Maven Pro" fo:font-size="10.5pt"/>
    </style:style>
    <style:style style:name="T11" style:family="text">
      <style:text-properties officeooo:rsid="001da304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4a4e57" style:font-name="Arial" fo:font-size="10.5pt" fo:letter-spacing="normal" fo:font-style="normal" officeooo:rsid="001da304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4a4e57" style:font-name="Arial" fo:font-size="10.5pt" fo:letter-spacing="normal" fo:font-style="normal" fo:font-weight="bold" officeooo:rsid="001da304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4a4e57" style:font-name="Arial" fo:font-size="10.5pt" fo:letter-spacing="normal" fo:font-style="normal" fo:font-weight="normal" officeooo:rsid="001da304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4a4e57" fo:font-size="10.5pt" fo:letter-spacing="normal" fo:font-style="normal" fo:font-weight="bold" officeooo:rsid="001da304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4a4e57" fo:font-size="10.5pt" fo:letter-spacing="normal" fo:font-style="normal" fo:font-weight="normal" officeooo:rsid="001da304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4a4e57" fo:font-size="10.5pt" fo:letter-spacing="normal" fo:font-style="normal" fo:font-weight="normal" officeooo:rsid="001da304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line-break/></text:span><text:span text:style-name="T2">Konrad Gussmann</text:span></text:p>
      <text:p text:style-name="P3"><text:span text:style-name="T2">1</text:span><text:span text:style-name="T1">7.12.2020</text:span></text:p>
      <text:p text:style-name="P9"><text:span text:style-name="T3">Sprawozdanie nr </text:span><text:span text:style-name="T5">4</text:span></text:p>
      <text:p text:style-name="P1"/>
      <text:p text:style-name="P11">Temat: Django i Django Rest framework</text:p>
      <text:p text:style-name="P12">Teoria:</text:p>
      <text:p text:style-name="P13"><text:span text:style-name="T17">Najprościej mówiąc jest to interface umożliwiający komunikację / wymianę informacji pomiędzy aplikacjami. Nie zawsze, lecz często w przypadku aplikacji dostępnych w sieci, komunikacja ta odbywa się po protokole HTTP. Zupełnie jak w przypadku kiedy nasza przeglądarka pobiera stronę www lub wysyła na serwer dane z formularza</text:span><text:span text:style-name="T15">.</text:span><text:span text:style-name="T6"> </text:span><text:span text:style-name="T16">Za pomocą tego API możemy uzyskać takie informację, jak lokalizację międzynarodowej stacji kosmicznej, datę kiedy będzie znajdować się nad podaną przez nas lokalizacją oraz ilość ludzi znajdujących się na jej pokładzie.</text:span><text:span text:style-name="T11"> </text:span></text:p>
      <text:p text:style-name="P5"/>
      <text:p text:style-name="Standard"/>
      <text:p text:style-name="Standard"/>
      <text:p text:style-name="Standard"/>
      <text:p text:style-name="P4"/>
      <text:p text:style-name="P12">Przebieg zadania:</text:p>
      <text:p text:style-name="Standard"/>
      <text:p text:style-name="Standard"/>
      <text:p text:style-name="Standard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JetBrains Mono" svg:font-family="'JetBrains Mono', 'Source Code Variable', monospace, sans-serif"/>
    <style:font-face style:name="Maven Pro" svg:font-family="'Maven Pro'"/>
    <style:font-face style:name="Arial3" svg:font-family="Arial" style:font-family-generic="swiss"/>
    <style:font-face style:name="Alef" svg:font-family="Alef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ucko</meta:initial-creator>
    <meta:editing-cycles>6</meta:editing-cycles>
    <meta:creation-date>2020-11-23T08:30:00</meta:creation-date>
    <dc:date>2020-12-17T01:43:25.030000000</dc:date>
    <meta:editing-duration>PT22M33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7" meta:word-count="92" meta:character-count="650" meta:non-whitespace-character-count="5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